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M Mono 8" svg:font-family="'LM Mono 8'"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c39c4" officeooo:paragraph-rsid="000c39c4"/>
    </style:style>
    <style:style style:name="P2" style:family="paragraph" style:parent-style-name="Standard">
      <style:paragraph-properties fo:line-height="200%"/>
      <style:text-properties officeooo:rsid="000c39c4" officeooo:paragraph-rsid="00196cfb"/>
    </style:style>
    <style:style style:name="P3" style:family="paragraph" style:parent-style-name="Standard">
      <style:paragraph-properties fo:line-height="200%"/>
      <style:text-properties officeooo:rsid="000c39c4" officeooo:paragraph-rsid="002838ce"/>
    </style:style>
    <style:style style:name="P4" style:family="paragraph" style:parent-style-name="Standard">
      <style:paragraph-properties fo:line-height="200%" fo:text-align="center" style:justify-single-word="false"/>
      <style:text-properties officeooo:rsid="000c39c4" officeooo:paragraph-rsid="000c39c4"/>
    </style:style>
    <style:style style:name="P5" style:family="paragraph" style:parent-style-name="Standard">
      <style:paragraph-properties fo:line-height="200%"/>
      <style:text-properties officeooo:rsid="000c39c4" officeooo:paragraph-rsid="0029cf8c"/>
    </style:style>
    <style:style style:name="P6" style:family="paragraph" style:parent-style-name="Standard">
      <style:paragraph-properties fo:line-height="200%" fo:text-align="center" style:justify-single-word="false"/>
      <style:text-properties fo:font-size="15pt" officeooo:rsid="000df652" officeooo:paragraph-rsid="000df652" style:font-size-asian="15pt" style:font-size-complex="15pt"/>
    </style:style>
    <style:style style:name="P7" style:family="paragraph" style:parent-style-name="Standard">
      <style:paragraph-properties fo:line-height="200%" fo:text-align="center" style:justify-single-word="false"/>
      <style:text-properties fo:font-size="13pt" style:text-underline-style="solid" style:text-underline-width="auto" style:text-underline-color="font-color" officeooo:rsid="000eb5da" officeooo:paragraph-rsid="000eb5da" style:font-size-asian="13pt" style:font-size-complex="13pt"/>
    </style:style>
    <style:style style:name="P8" style:family="paragraph" style:parent-style-name="Standard">
      <style:paragraph-properties fo:line-height="200%" fo:text-align="center" style:justify-single-word="false"/>
      <style:text-properties fo:font-size="13pt" style:text-underline-style="solid" style:text-underline-width="auto" style:text-underline-color="font-color" officeooo:rsid="0023e385" officeooo:paragraph-rsid="0023e385" style:font-size-asian="13pt" style:font-size-complex="13pt"/>
    </style:style>
    <style:style style:name="P9" style:family="paragraph" style:parent-style-name="Standard">
      <style:paragraph-properties fo:line-height="200%" fo:text-align="center" style:justify-single-word="false"/>
      <style:text-properties fo:font-size="13pt" style:text-underline-style="solid" style:text-underline-width="auto" style:text-underline-color="font-color" officeooo:rsid="0024c290" officeooo:paragraph-rsid="0024c290" style:font-size-asian="13pt" style:font-size-complex="13pt"/>
    </style:style>
    <style:style style:name="P10" style:family="paragraph" style:parent-style-name="Standard">
      <style:paragraph-properties fo:line-height="200%" fo:text-align="center" style:justify-single-word="false"/>
      <style:text-properties fo:font-size="13pt" style:text-underline-style="solid" style:text-underline-width="auto" style:text-underline-color="font-color" officeooo:rsid="000c39c4" officeooo:paragraph-rsid="000c39c4" style:font-size-asian="13pt" style:font-size-complex="13pt"/>
    </style:style>
    <style:style style:name="P11" style:family="paragraph" style:parent-style-name="Standard">
      <style:paragraph-properties fo:line-height="200%" fo:text-align="center" style:justify-single-word="false"/>
      <style:text-properties fo:font-size="13pt" style:text-underline-style="solid" style:text-underline-width="auto" style:text-underline-color="font-color" officeooo:rsid="001b375d" officeooo:paragraph-rsid="001b375d" style:font-size-asian="11.3500003814697pt" style:font-size-complex="13pt"/>
    </style:style>
    <style:style style:name="P12" style:family="paragraph" style:parent-style-name="Standard">
      <style:paragraph-properties fo:line-height="200%" fo:text-align="center" style:justify-single-word="false"/>
      <style:text-properties fo:font-size="13pt" style:text-underline-style="solid" style:text-underline-width="auto" style:text-underline-color="font-color" officeooo:rsid="00156d80" officeooo:paragraph-rsid="00156d80" style:font-size-asian="11.3500003814697pt" style:font-size-complex="13pt"/>
    </style:style>
    <style:style style:name="P13" style:family="paragraph" style:parent-style-name="Standard">
      <style:paragraph-properties fo:line-height="200%" fo:text-align="center" style:justify-single-word="false"/>
      <style:text-properties fo:font-size="13pt" style:text-underline-style="solid" style:text-underline-width="auto" style:text-underline-color="font-color" officeooo:rsid="002838ce" officeooo:paragraph-rsid="002838ce" style:font-size-asian="11.3500003814697pt" style:font-size-complex="13pt"/>
    </style:style>
    <style:style style:name="P14" style:family="paragraph" style:parent-style-name="Standard">
      <style:paragraph-properties fo:line-height="100%" fo:text-align="center" style:justify-single-word="false"/>
      <style:text-properties fo:font-size="10.5pt" officeooo:rsid="000df652" officeooo:paragraph-rsid="000df652" style:font-size-asian="10.5pt" style:font-size-complex="10.5pt"/>
    </style:style>
    <style:style style:name="P15" style:family="paragraph" style:parent-style-name="Standard">
      <style:paragraph-properties fo:line-height="100%" fo:text-align="center" style:justify-single-word="false"/>
      <style:text-properties fo:font-size="10.5pt" officeooo:rsid="000eb5da" officeooo:paragraph-rsid="000eb5da" style:font-size-asian="10.5pt" style:font-size-complex="10.5pt"/>
    </style:style>
    <style:style style:name="P16" style:family="paragraph" style:parent-style-name="Standard">
      <style:paragraph-properties fo:line-height="100%" fo:text-align="center" style:justify-single-word="false"/>
      <style:text-properties fo:font-size="20pt" officeooo:rsid="000df652" officeooo:paragraph-rsid="000eb5da" style:font-size-asian="20pt" style:font-size-complex="20pt"/>
    </style:style>
    <style:style style:name="P17" style:family="paragraph" style:parent-style-name="Standard">
      <style:paragraph-properties fo:line-height="200%"/>
      <style:text-properties officeooo:rsid="000eb5da" officeooo:paragraph-rsid="00178795"/>
    </style:style>
    <style:style style:name="P18" style:family="paragraph" style:parent-style-name="Standard">
      <style:paragraph-properties fo:line-height="200%"/>
      <style:text-properties officeooo:rsid="000eb5da" officeooo:paragraph-rsid="001a56d7"/>
    </style:style>
    <style:style style:name="P19" style:family="paragraph" style:parent-style-name="Standard">
      <style:paragraph-properties fo:line-height="200%"/>
      <style:text-properties officeooo:rsid="000eb5da" officeooo:paragraph-rsid="002213d0"/>
    </style:style>
    <style:style style:name="P20" style:family="paragraph" style:parent-style-name="Standard">
      <style:paragraph-properties fo:line-height="200%"/>
      <style:text-properties officeooo:rsid="00126f92" officeooo:paragraph-rsid="00196cfb"/>
    </style:style>
    <style:style style:name="P21" style:family="paragraph" style:parent-style-name="Standard">
      <style:paragraph-properties fo:line-height="200%" fo:text-align="start" style:justify-single-word="false"/>
      <style:text-properties fo:font-size="12pt" style:text-underline-style="none" officeooo:rsid="001b375d" officeooo:paragraph-rsid="001b375d" style:font-size-asian="10.5pt" style:font-size-complex="12pt"/>
    </style:style>
    <style:style style:name="P22" style:family="paragraph" style:parent-style-name="Standard">
      <style:paragraph-properties fo:line-height="200%" fo:text-align="start" style:justify-single-word="false"/>
      <style:text-properties fo:font-size="12pt" style:text-underline-style="none" officeooo:rsid="002213d0" officeooo:paragraph-rsid="002213d0" style:font-size-asian="10.5pt" style:font-size-complex="12pt"/>
    </style:style>
    <style:style style:name="P23" style:family="paragraph" style:parent-style-name="Standard">
      <style:paragraph-properties fo:line-height="100%"/>
      <style:text-properties style:font-name="LM Mono 8" fo:font-size="10pt" officeooo:rsid="000c39c4" officeooo:paragraph-rsid="000c39c4" style:font-size-asian="10pt" style:font-size-complex="10pt"/>
    </style:style>
    <style:style style:name="P24" style:family="paragraph" style:parent-style-name="Standard">
      <style:paragraph-properties fo:line-height="100%" fo:text-align="start" style:justify-single-word="false"/>
      <style:text-properties style:font-name="LM Mono 8" fo:font-size="10pt" officeooo:rsid="000c39c4" officeooo:paragraph-rsid="000c39c4" style:font-size-asian="10pt" style:font-size-complex="10pt"/>
    </style:style>
    <style:style style:name="P25" style:family="paragraph" style:parent-style-name="Standard">
      <style:paragraph-properties fo:line-height="200%"/>
      <style:text-properties style:font-name="LM Mono 8" fo:font-size="10pt" officeooo:rsid="000c39c4" officeooo:paragraph-rsid="000c39c4" style:font-size-asian="10pt" style:font-size-complex="10pt"/>
    </style:style>
    <style:style style:name="P26" style:family="paragraph" style:parent-style-name="Standard">
      <style:paragraph-properties fo:line-height="100%"/>
      <style:text-properties style:font-name="LM Mono 8" fo:font-size="10pt" officeooo:rsid="00236f71" officeooo:paragraph-rsid="00236f71" style:font-size-asian="10pt" style:font-size-complex="10pt"/>
    </style:style>
    <style:style style:name="P27" style:family="paragraph" style:parent-style-name="Standard">
      <style:paragraph-properties fo:line-height="200%" fo:text-align="center" style:justify-single-word="false"/>
      <style:text-properties fo:font-size="13pt" style:text-underline-style="solid" style:text-underline-width="auto" style:text-underline-color="font-color" officeooo:rsid="002838ce" officeooo:paragraph-rsid="00156d80" style:font-size-asian="11.3500003814697pt" style:font-size-complex="13pt"/>
    </style:style>
    <style:style style:name="P28" style:family="paragraph" style:parent-style-name="Standard">
      <style:paragraph-properties fo:line-height="200%" fo:text-align="start" style:justify-single-word="false"/>
      <style:text-properties fo:font-size="12pt" style:text-underline-style="none" officeooo:rsid="002e154a" officeooo:paragraph-rsid="002e154a" style:font-size-asian="10.5pt" style:font-size-complex="12pt"/>
    </style:style>
    <style:style style:name="P29" style:family="paragraph" style:parent-style-name="Standard">
      <style:paragraph-properties fo:line-height="200%" fo:text-align="start" style:justify-single-word="false"/>
      <style:text-properties fo:font-size="12pt" style:text-underline-style="none" officeooo:rsid="003338c3" officeooo:paragraph-rsid="003338c3" style:font-size-asian="10.5pt" style:font-size-complex="12pt"/>
    </style:style>
    <style:style style:name="P30" style:family="paragraph" style:parent-style-name="Standard">
      <style:paragraph-properties fo:line-height="200%"/>
      <style:text-properties officeooo:rsid="000c39c4" officeooo:paragraph-rsid="00352c73"/>
    </style:style>
    <style:style style:name="P31" style:family="paragraph" style:parent-style-name="Standard">
      <style:paragraph-properties fo:line-height="200%" fo:text-align="center" style:justify-single-word="false"/>
      <style:text-properties officeooo:rsid="000c39c4" officeooo:paragraph-rsid="00352c73"/>
    </style:style>
    <style:style style:name="P32" style:family="paragraph" style:parent-style-name="Standard">
      <style:paragraph-properties fo:line-height="200%"/>
      <style:text-properties officeooo:rsid="000c39c4" officeooo:paragraph-rsid="003a80d2"/>
    </style:style>
    <style:style style:name="P33" style:family="paragraph" style:parent-style-name="Standard">
      <style:paragraph-properties fo:line-height="200%"/>
      <style:text-properties officeooo:rsid="000c39c4" officeooo:paragraph-rsid="000c39c4"/>
    </style:style>
    <style:style style:name="P34" style:family="paragraph" style:parent-style-name="Standard">
      <style:paragraph-properties fo:line-height="200%"/>
      <style:text-properties officeooo:rsid="000c39c4" officeooo:paragraph-rsid="003fb674"/>
    </style:style>
    <style:style style:name="P35" style:family="paragraph" style:parent-style-name="Standard">
      <style:paragraph-properties fo:line-height="200%" fo:text-align="center" style:justify-single-word="false"/>
      <style:text-properties style:font-name="LM Mono 8" fo:font-size="10pt" officeooo:rsid="000c39c4" officeooo:paragraph-rsid="000c39c4" style:font-size-asian="10pt" style:font-size-complex="10pt"/>
    </style:style>
    <style:style style:name="P3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26f92"/>
    </style:style>
    <style:style style:name="T2" style:family="text">
      <style:text-properties officeooo:rsid="00153da9"/>
    </style:style>
    <style:style style:name="T3" style:family="text">
      <style:text-properties officeooo:rsid="00178795"/>
    </style:style>
    <style:style style:name="T4" style:family="text">
      <style:text-properties officeooo:rsid="00236f71"/>
    </style:style>
    <style:style style:name="T5" style:family="text">
      <style:text-properties officeooo:rsid="0024c290"/>
    </style:style>
    <style:style style:name="T6" style:family="text">
      <style:text-properties officeooo:rsid="002838ce"/>
    </style:style>
    <style:style style:name="T7" style:family="text">
      <style:text-properties officeooo:rsid="0028af46"/>
    </style:style>
    <style:style style:name="T8" style:family="text">
      <style:text-properties officeooo:rsid="0029cf8c"/>
    </style:style>
    <style:style style:name="T9" style:family="text">
      <style:text-properties officeooo:rsid="002ca202"/>
    </style:style>
    <style:style style:name="T10" style:family="text">
      <style:text-properties officeooo:rsid="002e2d67"/>
    </style:style>
    <style:style style:name="T11" style:family="text">
      <style:text-properties officeooo:rsid="002fcb28"/>
    </style:style>
    <style:style style:name="T12" style:family="text">
      <style:text-properties style:font-name="LM Mono 8" fo:font-size="10pt" style:font-size-asian="10pt" style:font-size-complex="10pt"/>
    </style:style>
    <style:style style:name="T13" style:family="text">
      <style:text-properties officeooo:rsid="0030a956"/>
    </style:style>
    <style:style style:name="T14" style:family="text">
      <style:text-properties officeooo:rsid="00327684"/>
    </style:style>
    <style:style style:name="T15" style:family="text">
      <style:text-properties officeooo:rsid="003338c3"/>
    </style:style>
    <style:style style:name="T16" style:family="text">
      <style:text-properties officeooo:rsid="00352c73"/>
    </style:style>
    <style:style style:name="T17" style:family="text">
      <style:text-properties officeooo:rsid="00386446"/>
    </style:style>
    <style:style style:name="T18" style:family="text">
      <style:text-properties officeooo:rsid="00392ce4"/>
    </style:style>
    <style:style style:name="T19" style:family="text">
      <style:text-properties officeooo:rsid="003a152c"/>
    </style:style>
    <style:style style:name="T20" style:family="text">
      <style:text-properties officeooo:rsid="003a80d2"/>
    </style:style>
    <style:style style:name="T21" style:family="text">
      <style:text-properties officeooo:rsid="003bbd7e"/>
    </style:style>
    <style:style style:name="T22" style:family="text">
      <style:text-properties officeooo:rsid="003d9ebe"/>
    </style:style>
    <style:style style:name="T23" style:family="text">
      <style:text-properties officeooo:rsid="003f145c"/>
    </style:style>
    <style:style style:name="T24" style:family="text">
      <style:text-properties officeooo:rsid="003fb674"/>
    </style:style>
    <style:style style:name="T25" style:family="text">
      <style:text-properties officeooo:rsid="00420916"/>
    </style:style>
    <style:style style:name="T26" style:family="text">
      <style:text-properties officeooo:rsid="0042d56e"/>
    </style:style>
    <style:style style:name="T27" style:family="text">
      <style:text-properties officeooo:rsid="0044cf0c"/>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list-style-name="L1">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list-style-name="L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list-style-name="L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list-style-name="L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list-style-name="L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list-style-name="L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list-style-name="L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list-style-name="L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list-style-name="L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list-style-name="L1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list-style-name="L11">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list-style-name="L1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list-style-name="L1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list-style-name="L1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list-style-name="L1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list-style-name="L1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list-style-name="L1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list-style-name="L1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he Design and Implementation </text:p>
      <text:p text:style-name="P16">of an Artificial Neural Network in ANSI C</text:p>
      <text:p text:style-name="P14"/>
      <text:p text:style-name="P14">David Plotz</text:p>
      <text:p text:style-name="P14">11/26/14</text:p>
      <text:p text:style-name="P15">B. <text:s/>Hecker</text:p>
      <text:p text:style-name="P6"/>
      <text:p text:style-name="P7">Introduction</text:p>
      <text:p text:style-name="P18"><text:tab/>To create artificial intelligence, a natural first step would be to imitate the biological organ from which intelligence springs. <text:span text:style-name="T1">The human brain is made up of around one hundred billion neurons, with each neuron connected to thousands of other neurons, creating a vast network of almost unimaginable complexity [1]. In an Artificial Neural Network (ANN) we mimic the biology by first creating artificial neurons and then chaining <text:s/>these together into networks of various shapes and sizes. </text:span></text:p>
      <text:p text:style-name="P19"><text:tab/><text:span text:style-name="T2">Over the last thirty years there has been an incredible explosion of applications of ANNs. From computer vision and pattern recognition, to natural language processing; from stock market prediction to non-linear sytem modeling, ANNs have proven again and again how useful and powerful they are[2 ] . For my project, I was not be as ambitious as in the previous examples, instead I contented myself with simply creating an ANN from scratch. The ANN I created, while simple, still possesses many of the powerful features of industrial ANNs, most importantly, I have given my ANN the ability to learn. </text:span></text:p>
      <text:p text:style-name="P17"><text:tab/><text:span text:style-name="T3">In this paper I will provide a step-by-step walk-through of both how I implemented my ANN and also why I chose to make the design decisions that I did. Along the way, I will discuss working with individual bits, perceptrons, topology, backpropagation, batch learning and catastrophic forgetting.</text:span></text:p>
      <text:p text:style-name="P12"/>
      <text:p text:style-name="P27">Language Choice</text:p>
      <text:p text:style-name="P3"><text:tab/><text:span text:style-name="T6">The first design decision that I had to make was what language I would implement my program in. For me, the only two possibilities were C or Python. I have been programming with Python for quite </text:span><text:soft-page-break/><text:span text:style-name="T6">some time, but have only recently picked up C.</text:span> <text:span text:style-name="T6">I ended up choosing C both </text:span>because <text:span text:style-name="T22">I wanted to get some more practice with C and because </text:span>I wanted to implement a really efficient system <text:span text:style-name="T6">and one ca</text:span>n <text:span text:style-name="T7">usually </text:span>get fast performance using a minimum of space <text:span text:style-name="T22">using C</text:span>. In retrospect this was probably a mistake. Given the complexity of the task, Python would have been a better choice for at least two reasons. One, Python has a way of making the complex seem, if not trivial, at least <text:span text:style-name="T6">tackle-able.</text:span> Two, because of the aforementioned complexity, I was<text:span text:style-name="T6"> </text:span><text:s/>not able to implement the program in a clean and precise way <text:span text:style-name="T6">and was therefore unable to utilize the speed and efficiency of programming in C.</text:span></text:p>
      <text:p text:style-name="P1"><text:tab/><text:span text:style-name="T7">The nice thing about C </text:span>is how close it lets <text:span text:style-name="T7">one</text:span> get to the machine. <text:span text:style-name="T7">Instead of operating on bytes</text:span>, <text:span text:style-name="T7">or even larger data structures, one can </text:span>actually operate at the individual level of bits. <text:span text:style-name="T7">With this said, it is still not the easiest thing to do, because the C language's smallest “word” is the character, which contains one byte of information. </text:span><text:s/>In order to manipulate the individual bits, <text:span text:style-name="T7">one has</text:span> to use 'masks'. Here is a little procedure to print the individual bits in a byte:</text:p>
      <text:p text:style-name="P23">#define BYTE 8</text:p>
      <text:p text:style-name="P23"/>
      <text:p text:style-name="P23">void print_byte(char a){</text:p>
      <text:p text:style-name="P23"><text:s text:c="2"/>int i;</text:p>
      <text:p text:style-name="P23"><text:s text:c="2"/>for(i = 0; i &lt; BYTE; i++) {</text:p>
      <text:p text:style-name="P23"><text:s text:c="6"/>printf("%d", !!((a &lt;&lt; i) &amp; 128));</text:p>
      <text:p text:style-name="P23"><text:s text:c="2"/>}</text:p>
      <text:p text:style-name="P23"><text:s text:c="2"/>printf("\n");</text:p>
      <text:p text:style-name="P23">}</text:p>
      <text:p text:style-name="P1"/>
      <text:p text:style-name="P1"><text:span text:style-name="T7">Obviously all the magic is contained in that seemingly simple printf statement. The easiest way to understand the statement is to work backwards. 128 in binary is 10000000, we then take the bit-level &amp; operator and do an and operation. As I hope should be clear, 128 &amp; any byte will either equal 0 or equal 128. On the left-hand side of &amp;, we see a&lt;&lt;i, &lt;&lt; is the symbol for bitshift to the left, thus with each incrementation of i we are bitshifting over one more. Thus when i is zero, we are going to pick off only the left-most bit of the character. When i is one, we pick-off the second left-most bit, and so on. Finally, we come to the double !!, as we just mentioned, the &amp;128 gives only two possible answers: 128 and 0. </text:span><text:soft-page-break/><text:span text:style-name="T7">If the answer is zero then the first ! turns this into one and the second ! turns this back into zero. If, however, the answer is 128, the ! turns this into zero, and the second ! turns it to 1 as we require. Now that we know how to operate on the individual bits in a byte, it is time to turn our attention to building up a model of a neuron. <text:s text:c="3"/></text:span></text:p>
      <text:p text:style-name="P13"><text:span text:style-name="T8">Neuron</text:span>s</text:p>
      <text:p text:style-name="P5"><text:tab/><text:span text:style-name="T8">When modeling t</text:span>he human brain, <text:span text:style-name="T8">our first step is to model a neuron. </text:span><text:s/><text:span text:style-name="T8">In the brain, each n</text:span>euron <text:span text:style-name="T8">is</text:span> connected to <text:span text:style-name="T8">thousands of </text:span>other <text:span text:style-name="T8">neurons </text:span>by synapses. <text:span text:style-name="T8">One can think of synapses as the wiring between the neurons that actually do the calculations. In</text:span> theory, <text:span text:style-name="T8">a</text:span> neuron <text:span text:style-name="T8">will </text:span>fire <text:span text:style-name="T8">a signal</text:span> when certain stimuli from the various input <text:span text:style-name="T8">synapses</text:span> reach a certain threshold. <text:span text:style-name="T8">Our</text:span> computer model <text:span text:style-name="T8">will </text:span>tr<text:span text:style-name="T8">y</text:span> to copy this behavior. </text:p>
      <text:p text:style-name="P5"><text:tab/><text:span text:style-name="T9">In modeling the behavior of a neuron, one of the most import decisions we can make is deciding when a signal is sent. There are two obvious choices: One, we can have a hard limit or threshold – when the input reaches the threshold a signal is fired, otherwise it is not. Two, we can have a soft threshold, where the intensity of the signal is controlled by an appropriate “activation” function. When we use a hard threshold, we generally call the neuron model a perceptron[3], however, I will use the term perceptron for both soft and hard models.</text:span></text:p>
      <text:p text:style-name="P5"><text:tab/><text:span text:style-name="T10">In explaining exactly how a perceptron works, it will be beneficial to limit our attention to </text:span>simple boolean functions like AND and OR. <text:span text:style-name="T10">L</text:span>ater on, we <text:span text:style-name="T10">will allow </text:span>the <text:span text:style-name="T10">various </text:span>weights of the synapses <text:span text:style-name="T10">or connections to </text:span>vary according to their importance, <text:span text:style-name="T10">however, </text:span>here <text:span text:style-name="T10">we want to</text:span> hard-wir<text:span text:style-name="T10">e</text:span> the correct <text:span text:style-name="T10">behavior</text:span> <text:span text:style-name="T10">to elucidate how a perceptron behaves.</text:span></text:p>
      <text:p text:style-name="P1"><text:tab/>Let's take a close look at how an AND perceptron <text:span text:style-name="T10">functions assuming a hard threshold</text:span>. There are two binary inputs into the perceptron, plus there is an ever present bias unit. This bias unit is sort of like a door or a gate, and only when the added weight of all the inputs bypass the weight of the door, does the perceptron fire. The bias unit is always set to one, <text:span text:style-name="T10">and the weight attached to it will set the threshold level</text:span>. <text:span text:style-name="T10">Here is the math:</text:span></text:p>
      <text:p text:style-name="P4"><text:soft-page-break/><text:tab/><text:span text:style-name="T12">if <text:s text:c="2"/>∑ inputs∗weights ≥ 0 <text:s text:c="2"/>then <text:s/>FIRE!</text:span></text:p>
      <text:p text:style-name="P1">With two inputs and one bias unit, we need to have three weights. <text:span text:style-name="T10">These</text:span> are the <text:span text:style-name="T10">hard-wired </text:span>weights that will make an AND perceptron work: <text:span text:style-name="T10">(</text:span>2 , 2, -3<text:span text:style-name="T10">)</text:span>. <text:span text:style-name="T11">Then, i</text:span>f both inputs are zero, only the bias unit will contribute, and will contribute 0∗2+0∗2+1∗(−3)=−3 and therefore the perceptron will not fire. If the first input is a one, but the second input is zero, then the total contribution is 1∗2+0∗2+1∗(−3)=−1 and again the perceptron will not fire. If the first input is zero and the second input is one, the situation is almost exactly the same. Finally if both inputs are one we have 1∗2+1∗2+1∗(−3)=1 and finally the perceptron will fire, matching the exact performance of an AND gate. If you have never done so, I recommend trying to figure out the weights for an OR perceptron yourself.</text:p>
      <text:p text:style-name="P1"><text:tab/><text:span text:style-name="T17">For single perceptrons, a hard threshold is an acceptable activation function, however, when using the backpropagation algorithm, which we will discuss later, an activation function with a soft threshold is necessary (continuous derivatives are a necessity). </text:span><text:s/>There are a few standard models <text:span text:style-name="T17">of soft activation functions</text:span>, <text:span text:style-name="T14">but t</text:span>he most common choice is the sigmoid <text:span text:style-name="T15">function also called the</text:span> logistic function. I have actually had considerable dealings with this function in the past<text:span text:style-name="T13">[4]</text:span>, <text:span text:style-name="T14">as it crops up in more than just this one situation, and I encourage the interested reader to take a look, </text:span>but I will not burden the reader with that here and now. The sigmoid function is defined as</text:p>
      <text:p text:style-name="P31"><draw:g text:anchor-type="as-char" svg:y="-0.222in" draw:z-index="0" draw:style-name="gr1"><svg:title>TexMaths</svg:title><svg:desc>12§display§\phi = \frac 1 {1 + e^ {-x}}§svg§600§FALSE</svg:desc><draw:polygon draw:style-name="gr2" draw:text-style-name="P36" svg:width="0.8909in" svg:height="0.3472in" svg:x="0in" svg:y="0.0039in" svg:viewBox="0 0 2264 883" draw:points="1132,883 0,883 0,0 2264,0 2264,883"><text:p/></draw:polygon><draw:path draw:style-name="gr3" draw:text-style-name="P36" svg:width="0.087in" svg:height="0.1492in" svg:x="0.0079in" svg:y="0.1075in" svg:viewBox="0 0 222 380" svg:d="M164 10l2-5c0-1 0-5-5-5s-5 1-6 8l-25 98c-68 2-130 58-130 116 0 41 30 73 82 77-4 13-6 26-10 39-6 21-10 36-10 37 0 5 3 5 5 5 3 0 4 0 5-1 0-1 4-12 5-18l15-62c69-3 130-59 130-117 0-33-23-72-82-76zM84 289c-26-1-56-16-56-58 0-51 36-110 99-116zM138 115c32 3 56 22 56 59 0 50-36 110-99 115z"><text:p/></draw:path><draw:path draw:style-name="gr4" draw:text-style-name="P36" svg:width="0.1106in" svg:height="0.039in" svg:x="0.1543in" svg:y="0.1618in" svg:viewBox="0 0 282 100" svg:d="M268 17c6 0 14 0 14-9 0-8-8-8-14-8h-254c-6 0-14 0-14 8 0 9 8 9 14 9zM268 100c6 0 14 0 14-9 0-8-8-8-14-8h-254c-6 0-14 0-14 8 0 9 8 9 14 9z"><text:p/></draw:path><draw:path draw:style-name="gr5" draw:text-style-name="P36" svg:width="0.0547in" svg:height="0.1106in" svg:x="0.5886in" svg:y="0in" svg:viewBox="0 0 140 282" svg:d="M88 11c0-10 0-11-10-11-26 28-65 28-78 28v13c8 0 34 0 55-12v219c0 16-1 21-39 21h-14v13c16-1 52-1 70-1 17 0 54 0 68 1v-13h-13c-38 0-39-5-39-21z"><text:p/></draw:path><draw:polygon draw:style-name="gr6" draw:text-style-name="P36" svg:width="0.5508in" svg:height="0.0067in" svg:x="0.3402in" svg:y="0.1783in" svg:viewBox="0 0 1400 18" draw:points="700,18 0,18 0,0 1400,0 1400,18"><text:p/></draw:polygon><draw:path draw:style-name="gr7" draw:text-style-name="P36" svg:width="0.0547in" svg:height="0.1106in" svg:x="0.3547in" svg:y="0.226in" svg:viewBox="0 0 140 282" svg:d="M88 11c0-10 0-11-10-11-26 28-65 28-78 28v13c8 0 34 0 55-12v219c0 16-1 21-39 21h-14v13c16-1 52-1 70-1 17 0 54 0 68 1v-13h-13c-38 0-39-5-39-21z"><text:p/></draw:path><draw:path draw:style-name="gr8" draw:text-style-name="P36" svg:width="0.1106in" svg:height="0.1106in" svg:x="0.4697in" svg:y="0.2402in" svg:viewBox="0 0 282 282" svg:d="M150 150h118c6 0 14 0 14-9s-8-9-14-9h-118v-118c0-6 0-14-8-14-10 0-10 8-10 14v118h-118c-6 0-14 0-14 9s8 9 14 9h118v117c0 6 0 15 10 15 8 0 8-9 8-15z"><text:p/></draw:path><draw:path draw:style-name="gr9" draw:text-style-name="P36" svg:width="0.0638in" svg:height="0.0752in" svg:x="0.6339in" svg:y="0.2638in" svg:viewBox="0 0 163 192" svg:d="M60 90c12 0 43-1 65-11 30-12 32-37 32-43 0-18-17-36-45-36-48 0-112 41-112 115 0 43 25 77 67 77 60 0 96-45 96-51 0-2-2-4-5-4-2 0-3 1-6 3-33 42-79 42-85 42-32 0-37-35-37-49 0-5 1-18 7-43zM40 80c16-64 61-70 72-70 19 0 31 12 31 26 0 44-69 44-85 44z"><text:p/></draw:path><draw:path draw:style-name="gr10" draw:text-style-name="P36" svg:width="0.0783in" svg:height="0.0059in" svg:x="0.7161in" svg:y="0.2571in" svg:viewBox="0 0 200 16" svg:d="M188 16c5 0 12 0 12-8s-6-8-12-8h-176c-5 0-12 0-12 7 0 9 7 9 12 9z"><text:p/></draw:path><draw:path draw:style-name="gr11" draw:text-style-name="P36" svg:width="0.0626in" svg:height="0.0524in" svg:x="0.813in" svg:y="0.2374in"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g></text:p>
      <text:p text:style-name="P30">Also, the <text:span text:style-name="T16">analytic </text:span>derivative of th<text:span text:style-name="T16">e sigmoid function</text:span> has the extremely simple form: <draw:g text:anchor-type="as-char" svg:y="-0.1252in" draw:z-index="1" draw:style-name="gr1"><svg:title>TexMaths</svg:title><svg:desc>12§display§\phi*(1-\phi)§svg§600§FALSE</svg:desc><draw:polygon draw:style-name="gr12" draw:text-style-name="P36" svg:width="0.7697in" svg:height="0.1657in" svg:x="0in" svg:y="0.0004in" svg:viewBox="0 0 1956 422" draw:points="978,422 0,422 0,0 1956,0 1956,422"><text:p/></draw:polygon><draw:path draw:style-name="gr13" draw:text-style-name="P36" svg:width="0.087in" svg:height="0.1492in" svg:x="0.0079in" svg:y="0.0094in" svg:viewBox="0 0 222 380" svg:d="M164 10l2-5c0-1 0-5-5-5s-5 1-6 8l-25 98c-68 2-130 58-130 116 0 41 30 73 82 77-4 13-6 26-10 39-6 21-10 36-10 38 0 4 3 4 5 4 3 0 4 0 5-1 0-1 4-12 5-18l15-62c69-3 130-59 130-117 0-33-23-72-82-76zM84 289c-26-1-56-15-56-57 0-52 36-111 99-117zM138 115c32 3 56 22 56 59 0 50-36 110-99 115z"><text:p/></draw:path><draw:path draw:style-name="gr14" draw:text-style-name="P36" svg:width="0.0614in" svg:height="0.0713in" svg:x="0.1465in" svg:y="0.0476in" svg:viewBox="0 0 157 182" svg:d="M89 16c1-6 1-16-10-16-7 0-13 6-12 11v6l6 66-54-40c-3-2-5-3-7-3-6 0-12 6-12 12 0 7 5 8 8 10l60 29-58 29c-6 4-10 5-10 11 0 7 6 12 12 12 2 0 4 0 14-7l47-35-6 71c0 9 7 10 11 10 5 0 12-2 12-10l-7-71 55 39c4 3 5 3 7 3 6 0 12-6 12-12s-5-9-9-11c-26-12-27-12-60-29l58-27c8-4 11-6 11-12s-6-12-12-12c-2 0-3 0-14 8l-48 35z"><text:p/></draw:path><draw:path draw:style-name="gr15" draw:text-style-name="P36" svg:width="0.039in" svg:height="0.1657in" svg:x="0.272in" svg:y="0.0004in" svg:viewBox="0 0 100 422" svg:d="M100 419c0-1 0-3-9-10-53-53-66-133-66-198 0-73 16-146 69-199 6-6 6-6 6-7 0-4-3-5-5-5-5 0-43 29-69 83-21 47-26 93-26 128 0 34 5 84 28 132 26 53 62 79 67 79 2 0 5-1 5-3z"><text:p/></draw:path><draw:path draw:style-name="gr16" draw:text-style-name="P36" svg:width="0.0547in" svg:height="0.1106in" svg:x="0.335in" svg:y="0.0142in" svg:viewBox="0 0 140 282" svg:d="M88 11c0-10 0-11-10-11-26 28-65 28-78 28v13c8 0 34 0 55-12v219c0 16-1 21-39 21h-14v13c16-1 52-1 70-1 17 0 54 0 68 1v-13h-13c-38 0-39-5-39-21z"><text:p/></draw:path><draw:path draw:style-name="gr17" draw:text-style-name="P36" svg:width="0.1016in" svg:height="0.0067in" svg:x="0.4539in" svg:y="0.0799in" svg:viewBox="0 0 259 18" svg:d="M244 18c7 0 15 0 15-8 0-10-8-10-15-10h-230c-7 0-14 0-14 10 0 8 7 8 14 8z"><text:p/></draw:path><draw:path draw:style-name="gr18" draw:text-style-name="P36" svg:width="0.087in" svg:height="0.1492in" svg:x="0.6146in" svg:y="0.0094in" svg:viewBox="0 0 222 380" svg:d="M164 10l2-5c0-1 0-5-5-5s-5 1-6 8l-25 98c-68 2-130 58-130 116 0 41 30 73 82 77-4 13-6 26-10 39-6 21-10 36-10 38 0 4 3 4 5 4 3 0 4 0 5-1 0-1 4-12 5-18l15-62c69-3 130-59 130-117 0-33-23-72-82-76zM84 289c-26-1-56-15-56-57 0-52 36-111 99-117zM138 115c32 3 56 22 56 59 0 50-36 110-99 115z"><text:p/></draw:path><draw:path draw:style-name="gr19" draw:text-style-name="P36" svg:width="0.039in" svg:height="0.1657in" svg:x="0.715in" svg:y="0.0004in" svg:viewBox="0 0 100 422" svg:d="M100 211c0-32-5-84-29-132-25-51-63-79-66-79-4 0-5 1-5 5 0 1 0 1 8 9 42 42 66 110 66 197 0 73-15 148-68 201-6 4-6 6-6 7 0 2 1 3 5 3 3 0 42-28 67-81 22-47 28-94 28-130z"><text:p/></draw:path></draw:g> which, <text:span text:style-name="T18">as I just mentioned,</text:span> will come into play when we discuss backpropagation.</text:p>
      <text:p text:style-name="P32"><text:tab/><text:span text:style-name="T19">Turning our attention to my implementation of an AND perceptron necessitates an explanation of what I was originally planning to do with my ANN. </text:span>At this point in the project, I was hoping to be able to <text:span text:style-name="T19">train my network to </text:span>do f<text:span text:style-name="T17">l</text:span>oating point arithmetic, <text:span text:style-name="T19">and therefore</text:span> I needed to train my network to accept input much larger than just two bits plus a bias unit. At the time I had <text:span text:style-name="T19">hoped that the final architecture of my network was going to be flexible, but what happened in reality is that</text:span> at every step <text:span text:style-name="T20">I </text:span><text:soft-page-break/><text:span text:style-name="T20">made </text:span>decisions that <text:span text:style-name="T20">had </text:span>implications for the life of the project.</text:p>
      <text:p text:style-name="P32"><text:tab/><text:span text:style-name="T20">At the time,</text:span> I decided <text:span text:style-name="T20">that each neuron </text:span>would accept a byte for each <text:span text:style-name="T20">of two </text:span>input<text:span text:style-name="T20">s</text:span> and would <text:span text:style-name="T20">also </text:span>accept a final control byte. <text:span text:style-name="T20">The control byte</text:span> would operate as my bias unit, but could be used in the future for some extra flexibility (I have not been able to take advantage of this.). I also decide<text:span text:style-name="T20">d</text:span> to have only one byte for the output (I now regret this, and would have much preferred having two bytes of output). This means that my perceptron would accept 24 bits of information and would output 8 bits. This makes for a total of 192 weights internally in each neuron or perceptron.</text:p>
      <text:p text:style-name="P1"><text:tab/><text:span text:style-name="T21">In order to calculate the output of the neuron</text:span> we must sum over all the inputs multiplied by their weights. Two Bytes of input plus one byte for the control bit, gives us 24 bits to multiply together. <text:span text:style-name="T21">We then run this through the sigmoid function that I detailed earlier. </text:span>I created a simple function for both of these two procedures:</text:p>
      <text:p text:style-name="P23">#define SIZE 3*BYTE</text:p>
      <text:p text:style-name="P23"/>
      <text:p text:style-name="P23">double sigmoid(double z){</text:p>
      <text:p text:style-name="P23"><text:s text:c="2"/>if(z&gt;4) return 1;</text:p>
      <text:p text:style-name="P23"><text:s text:c="2"/>if(z&lt;-4) return 0;</text:p>
      <text:p text:style-name="P23"/>
      <text:p text:style-name="P23"><text:s text:c="2"/>double denom = 1 + exp(-z);</text:p>
      <text:p text:style-name="P23"><text:s text:c="2"/>return 1.0/denom;</text:p>
      <text:p text:style-name="P23">} </text:p>
      <text:p text:style-name="P23"/>
      <text:p text:style-name="P23">double dot(double *a, double *b){</text:p>
      <text:p text:style-name="P23"><text:s text:c="2"/>double out = 0;</text:p>
      <text:p text:style-name="P23"><text:s text:c="2"/>int i;</text:p>
      <text:p text:style-name="P23"><text:s text:c="2"/>for(i = 0; i &lt; SIZE; i++){</text:p>
      <text:p text:style-name="P23"><text:s text:c="4"/>out += a[i]*b[i];</text:p>
      <text:p text:style-name="P23"><text:s text:c="2"/>}</text:p>
      <text:p text:style-name="P23"><text:s text:c="2"/>return out;</text:p>
      <text:p text:style-name="P23">}</text:p>
      <text:p text:style-name="P1"/>
      <text:p text:style-name="P1"><text:span text:style-name="T21"><text:tab/>After that, s</text:span>etting up the AND neuron was fairly <text:span text:style-name="T21">straightforward.</text:span> The only crucial piece of technology was that I wanted to ensure that the control bit did indeed have a leading one, otherwise it couldn't be used as a bias. I did this with a simple mask:</text:p>
      <text:p text:style-name="P35">a = a|128</text:p>
      <text:p text:style-name="P1"><text:soft-page-break/>128 being the byte that has a leading 1 with the rest of the digits zero. I then initialized a matrix:</text:p>
      <text:p text:style-name="P35">double theta[BYTE][SIZE] = {};</text:p>
      <text:p text:style-name="P1">and <text:span text:style-name="T21">initialized</text:span> it in the obvious way i.e., exactly as above for single bits, but now utilizing a whole byte. Then, I combined the control bytes and the two input bytes into one array:</text:p>
      <text:p text:style-name="P23"><text:s text:c="2"/>double input[SIZE];</text:p>
      <text:p text:style-name="P23"/>
      <text:p text:style-name="P23"><text:s text:c="2"/>int i;</text:p>
      <text:p text:style-name="P23"><text:s text:c="2"/>for(i = 0; i &lt; BYTE; i++){</text:p>
      <text:p text:style-name="P23"><text:s text:c="4"/>input[i] = !!((a &lt;&lt; i) &amp; 128);</text:p>
      <text:p text:style-name="P23"><text:s text:c="4"/>input[i+BYTE] = !!((b &lt;&lt; i) &amp; 128);</text:p>
      <text:p text:style-name="P23"><text:s text:c="4"/>input[i+2*BYTE] = !!((c &lt;&lt; i) &amp; 128);</text:p>
      <text:p text:style-name="P23"><text:s text:c="2"/>}</text:p>
      <text:p text:style-name="P1"/>
      <text:p text:style-name="P1">Finally, I was able to run this through the sigmoid function:</text:p>
      <text:p text:style-name="P23"><text:s/>char out = 0;</text:p>
      <text:p text:style-name="P23"><text:s text:c="2"/>for (i = 0 ; i&lt; BYTE; i++){</text:p>
      <text:p text:style-name="P23"><text:s text:c="4"/>double temp; <text:s/></text:p>
      <text:p text:style-name="P23"><text:s text:c="4"/>temp = sigmoid(dot((double *)input, theta[i]));</text:p>
      <text:p text:style-name="P23"/>
      <text:p text:style-name="P23"><text:s text:c="4"/>if(temp&gt;0.5){</text:p>
      <text:p text:style-name="P23"><text:s text:c="6"/>out = out|(1&lt;&lt;(BYTE-i-1));</text:p>
      <text:p text:style-name="P23"><text:s text:c="4"/>}</text:p>
      <text:p text:style-name="P23"><text:s text:c="2"/>}</text:p>
      <text:p text:style-name="P23"/>
      <text:p text:style-name="P23"><text:s text:c="2"/>return out ;</text:p>
      <text:p text:style-name="P1"/>
      <text:p text:style-name="P1"><text:tab/><text:span text:style-name="T22">Obviously h</text:span>ard-wiring the <text:span text:style-name="T22">weights is</text:span> not learning, <text:span text:style-name="T22">t</text:span>he next step was to have a neuron that could accept arbitrary weights as inputs along with the normal inputs and control bits. This is what the definition of the procedure looked like:</text:p>
      <text:p text:style-name="P35">char neuron(char a, char b, char c, double **theta);</text:p>
      <text:p text:style-name="P1">Where <text:span text:style-name="T22">the internals are basically the same as the hard-wired neuron, </text:span>but rather than having the weights <text:span text:style-name="T22">predetermined</text:span>, we now accept a two dimensional matrix, which we call theta. Keep in mind that this two dimensional matrix has dimensions eight by twenty-four.</text:p>
      <text:p text:style-name="P1"><text:tab/>Now that I had my neurons ready, it was time to start chaining them together to form a net. This <text:soft-page-break/>was also where I started to have some intense problems with my design and my limited abilities to code in C. In <text:span text:style-name="T23">trying to chain together a net</text:span>, two problems became apparent. I resolved these problems <text:span text:style-name="T23">separately</text:span> over the course of weeks, so I will talk about these problems <text:span text:style-name="T23">separately</text:span>, but I should remind you that I had both problems at the same time and fundamentally, these problems are intertwined.</text:p>
      <text:p text:style-name="P10">The <text:span text:style-name="T5">N</text:span>et<text:span text:style-name="T5">work</text:span></text:p>
      <text:p text:style-name="P34"><text:tab/><text:span text:style-name="T24">Before getting on to my implementation of the network, we should probably be asking ourselves why we need a network in the first place. We have just seen that a single perceptron is quite capable of some impressive tasks all by itself, is there really a good reason to add the extra complications of an entire network? And the answer is a definite YES! While a single perceptron can distinguish between linearly separable data, you can convince yourself that it cannot distinguish data that is linearly inseparable, for example XOR. <text:s/>XOR is an important ingredient when computing arithmetic, and we therefore will need to have more than one perceptron chained together. In fact, it has been proven[5], that to do simple addition requires a network with at least one hidden layer (a hidden layer is a layer of perceptrons in between the input layer of perceptrons and the output layer of perceptrons) and to do multiplication requires at least two hidden layers. Thus a network is important both because it makes for a good model of the brain and because it actually allows us to calculate things that are otherwise incalculable. </text:span><text:tab/></text:p>
      <text:p text:style-name="P34"><text:tab/>The main question <text:span text:style-name="T26">I was having</text:span> was how was I going to chain individual neurons together. I started off with this code:</text:p>
      <text:p text:style-name="P23">typedef struct net{</text:p>
      <text:p text:style-name="P23"><text:s text:c="2"/>int number; <text:s/></text:p>
      <text:p text:style-name="P23"><text:s text:c="2"/>int length;</text:p>
      <text:p text:style-name="P23"><text:s text:c="2"/>int *layers;</text:p>
      <text:p text:style-name="P23"><text:s text:c="2"/>double *theta;</text:p>
      <text:p text:style-name="P23">} net;</text:p>
      <text:p text:style-name="P23"/>
      <text:p text:style-name="P23">net *make_net(int number, int length, int *layers){</text:p>
      <text:p text:style-name="P23"/>
      <text:p text:style-name="P23"><text:s text:c="2"/>double *theta = malloc(SIZE*BYTE*sizeof(double));</text:p>
      <text:p text:style-name="P23"><text:s text:c="2"/>net *out = malloc(sizeof(net));</text:p>
      <text:p text:style-name="P23"><text:soft-page-break/></text:p>
      <text:p text:style-name="P23"><text:s text:c="2"/>out-&gt;number = number</text:p>
      <text:p text:style-name="P23"><text:s text:c="2"/>out-&gt;length = length;</text:p>
      <text:p text:style-name="P23"><text:s text:c="2"/>out-&gt;layers = layers;</text:p>
      <text:p text:style-name="P23"><text:s text:c="2"/>out-&gt;theta = theta;</text:p>
      <text:p text:style-name="P23"><text:s text:c="2"/>return out;</text:p>
      <text:p text:style-name="P23">} </text:p>
      <text:p text:style-name="P23"/>
      <text:p text:style-name="P23">void free_net(net *x){</text:p>
      <text:p text:style-name="P23"><text:s text:c="2"/>//I never had the chance to implement this</text:p>
      <text:p text:style-name="P25">}</text:p>
      <text:p text:style-name="P1">With a typical invocation looking like</text:p>
      <text:p text:style-name="P24"><text:s text:c="2"/>int layers[3] = {3,2,1};</text:p>
      <text:p text:style-name="P23"><text:s text:c="2"/>net *my_net = make_net(6, 3, layers);</text:p>
      <text:p text:style-name="P23"><text:s text:c="2"/>free_net(my_net);</text:p>
      <text:p text:style-name="P25"/>
      <text:p text:style-name="P1">I added in some <text:span text:style-name="T26">redundancy</text:span> to the program. At the time I was bouncing between two representations. One used the length of the network, in this example, the length is three. The other representation was interested in the number of neurons in the net, in this example there are 6 <text:span text:style-name="T26">(actually 3, because the first layer is only concerned with how many inputs)</text:span>. Obviously, these are dependent on each other, and with the help of the array “layers”, you can figure one quantity from the other. Truthfully length (or size) is <text:span text:style-name="T26">redundant</text:span>, but it just seem<text:span text:style-name="T26">ed </text:span>easier to pass this extra information. In a future version, I will suppress one in the favor of the other, but for now, the extra information is welcome.</text:p>
      <text:p text:style-name="P1"><text:tab/>Looking back with hindsight, I can see that I was <text:span text:style-name="T27">definitely</text:span> on the right track, <text:span text:style-name="T27">however</text:span> I got befuddled, and I chose a different track. But this was the track that I should have chosen. Two problems should become apparent while looking at this. The first is to look at how I invoked the layers. My topology is a 3X2X1 network. In theory this should be fine, but if you actually think about what my neurons are capable of, i.e. each neuron accepts 2 inputs and outputs one output, that this is topology is not acceptable at the present moment. It needs either fuller specification of exactly how the wiring between the nodes will be accomplished, or the individual neurons themselves will have to be made more flexible. It took me several weeks of playing around before I finally came upon the solution that I <text:soft-page-break/>would stick with. Because of the shortness of time, I decided I needed to keep the problem as simple as possible, while still keeping all the main ingrediants. What this meant was that I had to limit what my net was going to be able to accomplish. I had to limit my net because I needed to finish this project, so that I could turn it in in time.</text:p>
      <text:p text:style-name="P1">The way I decided to limit my net, was by making the architecture or topology quite restricted. What I decided was that the only acceptable topology was to be of the form 2X2X2X...X2X1. Here are my original comments when I made this decision:</text:p>
      <text:p text:style-name="P1">This is obviously severly limiting, and I hope that in a future version of this program, I will be able to relax this requirement. However, even with this topology, we should still be able to do some fun experiments with then net, however floating point calculations are not going to be possible, because each floating point number requires at a minimum about 2 bytes of information, and in order to add or multiply, you would therefore need to be able to input about 4 bytes into the net. My net would only accomadate 2 bytes of iinformation, and was thus unsuitable for floating point arithmatic.</text:p>
      <text:p text:style-name="P1">Three Dimensional Matrices</text:p>
      <text:p text:style-name="P1">However, at the time the final architecture was not even the most pressing problem. I don't know if you can see it, but there is a bug in my make_net proceudre. The problem is in this line:</text:p>
      <text:p text:style-name="P25">double *theta = malloc(SIZE*BYTE*sizeof(double));</text:p>
      <text:p text:style-name="P1">In retrospect, I can see how I could have done this better... but not now. The problem is that each neuron accepts a two dimensional theta matrix in order to calculate its output. Therefore, in a net with, say, 10 neurons, you will need a three dimensional matrix with dimensions 10X32X8. C does not have an efficient way to make three dimensional matrices, and we must program them by hand. Now, there is a good way to do this, a bad way to do this, and the way I did it (which I guess is the ugly way to do it). Let me detail each way.</text:p>
      <text:p text:style-name="P1">First up is the good way to do it. The way you really should do this is by laying all the values in a single array and then using a smart algorithm or ordering principle to gain access to each element in the <text:soft-page-break/>array. A typical implentation of this might look like:</text:p>
      <text:p text:style-name="P23">int index(int x, int y, int z) {</text:p>
      <text:p text:style-name="P23"><text:s text:c="2"/>return x + (y*xSize) + (z*ySize*xSize);</text:p>
      <text:p text:style-name="P23">}</text:p>
      <text:p text:style-name="P23"/>
      <text:p text:style-name="P23">double value = array[index(a, b, c)];</text:p>
      <text:p text:style-name="P23"/>
      <text:p text:style-name="P1">Not only is this the smart way to do this, you can also imagiine that performing operations on this would be fast and efficient. All the memory would be allocated in one big chunk of memory.</text:p>
      <text:p text:style-name="P1">The bad way to do this would be to actually implement a three dimensional matrix in C, in much the same way that you would do a two dimensional matrix. This would necessitate three seperate calls to malloc, and therefore your data would be spread out all over the RAM, and you would expect slower performance Also because the implementation is more complicated, it would be much easier to introduce subtl bugs into your program.</text:p>
      <text:p text:style-name="P1">Finally is the way that I implemented it, which is purely an ugly hack that barely gets the job done. Parenthetically, if I ever get a chance to work on this neural net again, this will be the first thing I will want to change. First, what I did was make a new structure to wrap the individual theta matrices:</text:p>
      <text:p text:style-name="P23">typedef struct thet{</text:p>
      <text:p text:style-name="P23"><text:s text:c="2"/>double **t;</text:p>
      <text:p text:style-name="P23">} thet;</text:p>
      <text:p text:style-name="P23"/>
      <text:p text:style-name="P1">This also meant that I had to change the definition of my net ever so slightly:</text:p>
      <text:p text:style-name="P23">typedef struct net{</text:p>
      <text:p text:style-name="P23"><text:s text:c="2"/>int length;</text:p>
      <text:p text:style-name="P23"><text:s text:c="2"/>int size;</text:p>
      <text:p text:style-name="P23"><text:s text:c="2"/>int *layers;</text:p>
      <text:p text:style-name="P23"><text:s text:c="2"/>thet *theta;</text:p>
      <text:p text:style-name="P23">} net;</text:p>
      <text:p text:style-name="P1"/>
      <text:p text:style-name="P1">Then I made a procedure to initialize a new two dimensional theta:</text:p>
      <text:p text:style-name="P23">double **make_theta(){</text:p>
      <text:p text:style-name="P23"><text:s text:c="2"/>double **out = malloc(BYTE*sizeof(double *));</text:p>
      <text:p text:style-name="P23"><text:s text:c="2"/>int i,j;</text:p>
      <text:p text:style-name="P23"><text:s text:c="2"/>for(i = 0; i &lt; BYTE; i++){</text:p>
      <text:p text:style-name="P23"><text:s text:c="4"/>out[i] = malloc(SIZE*sizeof(double));</text:p>
      <text:p text:style-name="P23"><text:soft-page-break/><text:s text:c="4"/>for(j = 0; j &lt; SIZE; j++){</text:p>
      <text:p text:style-name="P23"><text:s text:c="6"/>out[i][j] = rand()/((double)RAND_MAX) -0.5;</text:p>
      <text:p text:style-name="P23"><text:s text:c="4"/>}</text:p>
      <text:p text:style-name="P23"><text:s text:c="2"/>}</text:p>
      <text:p text:style-name="P23"><text:s text:c="2"/>return out;</text:p>
      <text:p text:style-name="P23">}</text:p>
      <text:p text:style-name="P1"/>
      <text:p text:style-name="P1">Let me call attention to the fact that each weight in the theta matrix is a random number between negative one-half and positive one-half. I will talk about this again when I discuss the backpropagation algorithm.</text:p>
      <text:p text:style-name="P1">Finally, I made a new make_net initializer, using my extremely awkward theta[i].t construction.</text:p>
      <text:p text:style-name="P23">net *make_net(int number, int length, int *layers){</text:p>
      <text:p text:style-name="P23"><text:s text:c="2"/>int i;</text:p>
      <text:p text:style-name="P23"><text:s text:c="2"/>thet *theta = malloc((number-layers[0])*sizeof(thet *));</text:p>
      <text:p text:style-name="P23"/>
      <text:p text:style-name="P23"><text:s text:c="2"/>for( i = 0 ; i&lt; (number-layers[0]); i++){</text:p>
      <text:p text:style-name="P23"><text:s text:c="4"/>theta[i].t = make_theta();</text:p>
      <text:p text:style-name="P23"><text:s text:c="2"/>}</text:p>
      <text:p text:style-name="P23"/>
      <text:p text:style-name="P23"><text:s text:c="2"/>net *out = malloc(sizeof(net));</text:p>
      <text:p text:style-name="P23"/>
      <text:p text:style-name="P23"><text:s text:c="2"/>out-&gt;number = number;</text:p>
      <text:p text:style-name="P23"><text:s text:c="2"/>out-&gt;layers = layers;</text:p>
      <text:p text:style-name="P23"><text:s text:c="2"/>out-&gt;theta = theta;</text:p>
      <text:p text:style-name="P23"><text:s text:c="2"/>out-&gt;length = length;</text:p>
      <text:p text:style-name="P23"><text:s text:c="2"/>return out;</text:p>
      <text:p text:style-name="P23">}</text:p>
      <text:p text:style-name="P1"/>
      <text:p text:style-name="P1">One thing that I would like to point out is that the reason we are subtracting layers[0] from the loop is because 2X2X1 architecture is actually composed of two inputs, two hidden neurons, and one neuron and therefore only needs three neurons.</text:p>
      <text:p text:style-name="P1">Obviously, this was an ugly hack. But it gets the job done, and because I really wanted to finish the project, this was the way I left it.</text:p>
      <text:p text:style-name="P9">Learning</text:p>
      <text:p text:style-name="P1">Now comes the algorithm that makes an artificial Neural network actually function. The question is that with a single perceptron, it is fairly easy to change the weights so that you get the correct behavior. <text:soft-page-break/>Let's walk through a simple example, and really spell out exactly how we change the weights. for example let's walk through how we would change the wweights for an OR neuron. Let's assume that in the beginning all the theta is set to zero, , i.e., omega = (0,0,0) (we will see shortly that random weights give the best performance). We will also allow our algorithm, on each mistake we will set a learning rate of three, to help make the example really clear. Reiterating, we only make changes to the weights when the error is equal or more than one-half. (on the real algorithm, I change the weights no matter how small the error). to spread the integer three amonst the various weights to give back a good performance. A simple example will help explain this. First, we put in the combination (0,0) expecting zero to come out. With all the weights set to zero, i.e., omega = (0,0,0), the sigmoid function returns one-half. The only possible weight that can be changed is the weight leading from the bias unit, and we must lower the connection, so we use all three weights it to negative three: (-3,0,0). If we were to run the activation again, now the sigmoid function would receive a value of negative one and therefore would output a value closer to zero as we expected. Now imagine we give it the combination (1,0) expecting a one to come out. Unfoortunately the sigmoid function would give the same result as previously, with an answer close to zero. Thus we would change the weights in the positive diurection, for the sake of argument, let say omega = (0,3,0), and now it would output a value above one half, much as we require. Then we give the perceptron the combination (0,1), it again fires a value at one-half, re-shuffling the weights we would expect to get something like (3,3,3). Finally, we check the last combination (1,1) and it outputs close to one, so we accept this and don't change the weights. Finally we come back around to the beginning, with omega equal to (3,3,3) we get an error, and therefore change omega to (0, 3, 3). All the other combinations pass. Doing a further round, we would get (0, 6, 3). One more round would give (0, 6, 6) and finally one last round would give (-3, 6, 6). Which is the stable result from this algorithm.</text:p>
      <text:p text:style-name="P1">This is all well and good, and this is the way we would train a single perceptron. A couple things that I would like to point out. We saw that everytime we had an error, we changed the weights by a factor of <text:soft-page-break/>three. This factor is obviously set by the programmer and is called the learning rate. A small learning rate means that the algorithm will take a long time to get to suitable weights, however it will get there eventually. A large learning rate means that sometimes you are not even able to converge upon a sloution, however, if you are able to converge upon a solution, then it will happen rapidly. I have found that adjusting the learning rate can alter the algorithm dramatically.</text:p>
      <text:p text:style-name="P1">Another thing is that we did what is called batch learning. What we could have done, and which is what I tried to do in the first place, was to get one example, say (0,0) and learn it really, really well before moving on to the next example. If you were to use this type of learning instead you will quickly find that the neuron becomes extremely forgetfull and will usually forget what it learned previously very fast. If however, you use the method above, and feed it all examples at the same time, and change the weights only slightly between different examples, the results will be better, and the perceptron should in theory be able to learn all linear functions.</text:p>
      <text:p text:style-name="P1">Finally, as I mentioned, the procedure written above is basically a toy procedure, and the real algorithm changes the weights no matter how small the error.</text:p>
      <text:p text:style-name="P1">And also, the weights are all set to zero. On a real network doing this can often cause the algorithm not to learn anything at all, for reasoins that are not completely clear to me at the present.</text:p>
      <text:p text:style-name="P1">Now that we know how to train a single neuron, you might think that it would be easy to train a whole network. But if you spend anytime thinking about it at all, you quickly realize, that while it is easy to train the neurons that are cat the output level, where you actually know what the error is, i.e., what should the output be minus what was the output actually is. It is far from obvious what the error is going to be like on the hidden perceptrons. Basically, how do we assign blame in the hidden layers? In fact, many people thought about this for several decades without coming to a conclusion.</text:p>
      <text:p text:style-name="P1">Finally, in the mid 1970s, Paul J. Werbos hit upon the idea of using directed partial derivatives to assign blame. For the output layers we assign blame much as we would expect, except that we use calculus:</text:p>
      <text:p text:style-name="P1">δ=(tj−aj)∗aj∗(1−aj)</text:p>
      <text:p text:style-name="P1"><text:soft-page-break/>where tj is the target. What maybe you can see, and is certainly easy to verify, is that weights that are undecided, i.e. have there weights close to zero, which means that the activation through the sigmoid function will be close to 1/2 will have the biggest errors. And weights that are either really positive or really negative will through the sigmoid function give activations that are either close to zero or close to one and will therefore (plug one into the above formula to see) not have much error attached to it. This means that weights that are undecided change most rapidly with this scheme, and that weights that are already either positive or negative will be difficult to move in either direction.</text:p>
      <text:p text:style-name="P1">While the derivation of the mathematics is outside the scope of this paper, the result is fairly simple. We assign blame, simply by asking how much was the error at the previous layer and multiplying that by the weight of the contribution. Also, because this derivation comes from calculus (and because if you think about it, we are talking about the gradient of the activation) we must also multiply it by the gradiant of the activation. Here's the final equation of how to measure the error:</text:p>
      <text:p text:style-name="P1">δ_j=a_j(1−a_j)∑kδkωkj</text:p>
      <text:p text:style-name="P1"><text:s text:c="4"/>//\omega_{ij} &lt;-- \omega_{ij} + \eta \delta_j a_i</text:p>
      <text:p text:style-name="P1"/>
      <text:p text:style-name="P1"><text:s text:c="4"/>//where here a_i is the activation from the future</text:p>
      <text:p text:style-name="P1"><text:s text:c="4"/>//and eta is the learning rate, to be adjusted later</text:p>
      <text:p text:style-name="P1">After we know exactly who contributed what error, it is straightforward to change the weights accordingly. But obviously since I was the one that implemented this algorithm, this is not the way it happened in practice. In my true algortihm, because it really makes the most amount of sense, is that as soon as I discovered an error, I would then go ahead and then change the weights. This seemed appropriate from a programming perspective, because it means that I did not need to have two loops. (one to discover the errors, and another to correct the weights). However, I think mathematically this is a little fishy, but in practice does not seem to cause much harm.</text:p>
      <text:p text:style-name="P1">Before showing off the code that implemented this backpropagation algorithm, I want to briefly <text:soft-page-break/>mention that my design decision to limit the architecture to simple chains of the for 2X2X...X2X1 really paid off in this algorithm beacuse I only had three cases to consider. The absolute last output layer, the layer that came right before the output layer, and all the other layers. This made my life much simpler. Without further ado:</text:p>
      <text:p text:style-name="P23">void train(char a, char b, char c, char out, net *x, <text:span text:style-name="T4">int</text:span> <text:span text:style-name="T4">epochs</text:span>){</text:p>
      <text:p text:style-name="P23"/>
      <text:p text:style-name="P26"><text:s text:c="2"/>double RATE = 0.5;</text:p>
      <text:p text:style-name="P23"/>
      <text:p text:style-name="P23"><text:s text:c="2"/>double storage[x-&gt;size - 2][BYTE]; //activation storage, for later calculation</text:p>
      <text:p text:style-name="P23"/>
      <text:p text:style-name="P23"><text:s text:c="2"/>double input_storage[x-&gt;size -2][SIZE]; //input storage, from layer to layer</text:p>
      <text:p text:style-name="P23"/>
      <text:p text:style-name="P23"><text:s text:c="2"/>a = a|128; //usual bitmasking</text:p>
      <text:p text:style-name="P23"/>
      <text:p text:style-name="P23"><text:s text:c="2"/>double *input = make_input(a,b,c); </text:p>
      <text:p text:style-name="P23"><text:s text:c="2"/>//here I call an outside function, that turns the three characters</text:p>
      <text:p text:style-name="P23"><text:s text:c="2"/>//into a vector of 24 numbers</text:p>
      <text:p text:style-name="P23"/>
      <text:p text:style-name="P23"><text:s text:c="2"/>//first we feed forward </text:p>
      <text:p text:style-name="P23"><text:s text:c="2"/>int i,n;</text:p>
      <text:p text:style-name="P23"><text:s text:c="2"/>for(i = 0 ; i &lt; x-&gt;length - 2;i++){</text:p>
      <text:p text:style-name="P23"/>
      <text:p text:style-name="P23"><text:s text:c="4"/>char b_new = activate_neuron(a,b,c,x-&gt;theta[2*i].t);</text:p>
      <text:p text:style-name="P23"><text:s text:c="4"/>c = activate_neuron(a,b,c,x-&gt;theta[2*i+1].t);</text:p>
      <text:p text:style-name="P23"><text:s text:c="4"/>b = b_new;</text:p>
      <text:p text:style-name="P23"/>
      <text:p text:style-name="P23"><text:s text:c="4"/>for(n=0; n&lt;BYTE; n++){</text:p>
      <text:p text:style-name="P23"><text:s text:c="6"/>storage[2*i][n] = sigmoid(dot(input,x-&gt;theta[2*i].t[n]));;</text:p>
      <text:p text:style-name="P23"><text:s text:c="6"/>storage[2*i+1][n] = sigmoid(dot(input, x-&gt;theta[2*i+1].t[n]));</text:p>
      <text:p text:style-name="P23"><text:s text:c="4"/>}</text:p>
      <text:p text:style-name="P23"><text:s text:c="4"/>input = make_input(a,b,c);</text:p>
      <text:p text:style-name="P23"><text:s text:c="4"/>for(n =0 ; n&lt;SIZE; n++){</text:p>
      <text:p text:style-name="P23"><text:s text:c="6"/>input_storage[i][n] = input[n];</text:p>
      <text:p text:style-name="P23"><text:s text:c="4"/>}</text:p>
      <text:p text:style-name="P23"><text:s text:c="2"/>}</text:p>
      <text:p text:style-name="P23"><text:s text:c="2"/>//our final output layer</text:p>
      <text:p text:style-name="P23"><text:s text:c="2"/>for(n=0; n&lt;BYTE; n++){</text:p>
      <text:p text:style-name="P23"><text:s text:c="4"/>storage[x-&gt;size-3][n] = <text:s/>sigmoid(dot(input, x-&gt;theta[x-&gt;size -3].t[n]));</text:p>
      <text:p text:style-name="P23"><text:s text:c="2"/>}</text:p>
      <text:p text:style-name="P23"/>
      <text:p text:style-name="P23"/>
      <text:p text:style-name="P23"><text:s text:c="2"/>//Now we go backwards</text:p>
      <text:p text:style-name="P23"><text:s text:c="2"/><text:span text:style-name="T4">for(n=0; n&lt; epochs; n++){</text:span></text:p>
      <text:p text:style-name="P23"><text:s text:c="4"/>//we set up two temporary error arrays</text:p>
      <text:p text:style-name="P23"><text:s text:c="4"/>double error1[BYTE];</text:p>
      <text:p text:style-name="P23"><text:s text:c="4"/>double error2[BYTE];</text:p>
      <text:p text:style-name="P23"><text:soft-page-break/></text:p>
      <text:p text:style-name="P23"><text:s text:c="4"/>for(i=0; i&lt;BYTE; i++){</text:p>
      <text:p text:style-name="P23"><text:s text:c="6"/>//first the output layer</text:p>
      <text:p text:style-name="P23"/>
      <text:p text:style-name="P23"><text:s text:c="6"/>error1[i] = (!!((out &lt;&lt; i) &amp; 128) - storage[x-&gt;size-3][i])*(storage[x-&gt;size-3][i])*(1-storage[x-&gt;size-3][i]);</text:p>
      <text:p text:style-name="P23"><text:s text:c="6"/>error2[i] = 0;</text:p>
      <text:p text:style-name="P23"/>
      <text:p text:style-name="P23"><text:s text:c="6"/>int j_here;</text:p>
      <text:p text:style-name="P23"><text:s text:c="6"/>for(j_here = 0 ; j_here &lt;SIZE ; j_here++){</text:p>
      <text:p text:style-name="P23"><text:s text:c="8"/>//now we change the weights <text:s/></text:p>
      <text:p text:style-name="P23"><text:s text:c="8"/>x-&gt;theta[x-&gt;size -3].t[i][j_here] += RATE*error1[i]*input_storage[x-&gt;length - 3][j_here];</text:p>
      <text:p text:style-name="P23"><text:s text:c="6"/>}</text:p>
      <text:p text:style-name="P23"><text:s text:c="4"/>}</text:p>
      <text:p text:style-name="P23"/>
      <text:p text:style-name="P23"><text:s text:c="4"/>int j;</text:p>
      <text:p text:style-name="P23"><text:s text:c="4"/>for(j = <text:s/>x-&gt;length - 2; j&gt;0; j--){</text:p>
      <text:p text:style-name="P23"><text:s text:c="6"/>if(x-&gt;layers[j+1] == 1){</text:p>
      <text:p text:style-name="P23"><text:s text:c="8"/>//for the layer right before the output layer</text:p>
      <text:p text:style-name="P23"/>
      <text:p text:style-name="P23"><text:s text:c="8"/>int m;</text:p>
      <text:p text:style-name="P23"><text:s text:c="8"/>for(m = 0; m&lt;BYTE; m++){</text:p>
      <text:p text:style-name="P23"><text:s text:c="10"/>double *activation_top = storage[2*j];</text:p>
      <text:p text:style-name="P23"><text:s text:c="10"/>double *activation_bottom = storage[2*j + 1];</text:p>
      <text:p text:style-name="P23"><text:s text:c="10"/>int j_p;</text:p>
      <text:p text:style-name="P23"><text:s text:c="10"/>for (j_p = 0;j_p&lt; BYTE; j_p ++){ </text:p>
      <text:p text:style-name="P23"><text:s text:c="12"/>error1[m] = activation_top[m]*(1 - activation_top[m])*error1[j_p]*(x-&gt;theta[x-&gt;size -3].t[m][j_p+8]);</text:p>
      <text:p text:style-name="P23"><text:s text:c="12"/>error2[m] = activation_bottom[m]*(1 - activation_bottom[m])*error1[j_p]*(x-&gt;theta[x-&gt;size -3].t[m][j_p+16]);</text:p>
      <text:p text:style-name="P23"><text:s text:c="10"/>}</text:p>
      <text:p text:style-name="P23"><text:s text:c="10"/>for(j_p = 0 ; j_p &lt;SIZE ; j_p++){</text:p>
      <text:p text:style-name="P23"><text:s text:c="12"/>x-&gt;theta[x-&gt;size - 5].t[m][j_p] += RATE*error1[m]*input_storage[x-&gt;length - 5][j_p];</text:p>
      <text:p text:style-name="P23"><text:s text:c="12"/>x-&gt;theta[x-&gt;size - 4].t[m][j_p] += RATE*error2[m]*input_storage[x-&gt;length - 4][j_p];</text:p>
      <text:p text:style-name="P23"><text:s text:c="10"/>}</text:p>
      <text:p text:style-name="P23"><text:s text:c="8"/>}</text:p>
      <text:p text:style-name="P23"><text:s text:c="6"/>} else if (x-&gt;layers[j+1] == 2){</text:p>
      <text:p text:style-name="P23"><text:s text:c="8"/>//for all other layers <text:s/></text:p>
      <text:p text:style-name="P23"/>
      <text:p text:style-name="P23"><text:s text:c="8"/>int m;</text:p>
      <text:p text:style-name="P23"><text:s text:c="8"/>for(m = 0; m&lt;BYTE; m++){</text:p>
      <text:p text:style-name="P23"><text:s text:c="10"/>double *activation_top = storage[2*j];</text:p>
      <text:p text:style-name="P23"><text:s text:c="10"/>double *activation_bottom = storage[2*j + 1];</text:p>
      <text:p text:style-name="P23"><text:s text:c="10"/>int j_p;</text:p>
      <text:p text:style-name="P23"><text:s text:c="10"/>for (j_p = 0;j_p&lt; BYTE; j_p ++){ </text:p>
      <text:p text:style-name="P23"><text:s text:c="12"/>double sum1 = error1[j_p]*(x-&gt;theta[2*(j)].t[m][j_p+8]) + error2[j_p]*(x-&gt;theta[2*(j)].t[m][j_p+8]);</text:p>
      <text:p text:style-name="P23"><text:soft-page-break/><text:s text:c="12"/>double sum2 = error1[j_p]*(x-&gt;theta[2*(j)+1].t[m][j_p+16]) + error2[j_p]*(x-&gt;theta[2*(j)+1].t[m][j_p+16]);</text:p>
      <text:p text:style-name="P23"/>
      <text:p text:style-name="P23"><text:s text:c="12"/>error1[m] = activation_top[m]*(1 - activation_top[m])*sum1;</text:p>
      <text:p text:style-name="P23"><text:s text:c="12"/>error2[m] = activation_bottom[m]*(1 - activation_bottom[m])*sum2;</text:p>
      <text:p text:style-name="P23"><text:s text:c="10"/>}</text:p>
      <text:p text:style-name="P23"><text:s text:c="10"/>for(j_p = 0 ; j_p &lt;SIZE ; j_p++){</text:p>
      <text:p text:style-name="P23"><text:s text:c="12"/>x-&gt;theta[2*(j-1)].t[m][j_p] += RATE*error1[m]*input_storage[2*j][j_p];</text:p>
      <text:p text:style-name="P23"><text:s text:c="12"/>x-&gt;theta[2*(j-1) + 1].t[m][j_p] += RATE*error2[m]*input_storage[2*j + 1][j_p];</text:p>
      <text:p text:style-name="P26"><text:s text:c="10"/>}</text:p>
      <text:p text:style-name="P23"><text:s text:c="8"/>}</text:p>
      <text:p text:style-name="P26"><text:s text:c="6"/>}</text:p>
      <text:p text:style-name="P23"><text:s text:c="4"/>}</text:p>
      <text:p text:style-name="P23"><text:s text:c="2"/>} <text:s text:c="38"/></text:p>
      <text:p text:style-name="P23">}</text:p>
      <text:p text:style-name="P1"/>
      <text:p text:style-name="P1">Couple of things to note in this algorithm. One is that I hard-wired the learning rate to be 0.5. In a future version of this program I will definately want to be able to adjust this parameter, so I will have to take this out of the function, and use it as a parameter inputed into the program. Another thing to note is that one of the parameters that one can adjust is the number of epochs. As I was saying earlier, generally we will want to have a small learnig rate and then repeat the learning over several examples. The number of repeated learning is usually called the number of epochs in the artificial neural network community. I do have to say, however, that my implentation is completely messed up right here, because we are not reiterating over many examples, but are instead reiterating over only one single example, which completely defeats the purpose of a small learning rate reiterated over many epochs. However, In the final piece of code that I will show for this paper, I</text:p>
      <text:p text:style-name="P8">Conclusion</text:p>
      <text:p text:style-name="P20"><text:tab/>There is an infinite chaining together the neuronsThe various ways we chain the neurons together have enormous impact on the behavior of the ANN. The way an ANN learns is in many ways exactly the same as the way anyone learns: practice, practice, practice.</text:p>
      <text:p text:style-name="P2">Interesting Research Questions</text:p>
      <text:p text:style-name="P2">(maybe this whole section is best at the very end)</text:p>
      <text:p text:style-name="P2"><text:soft-page-break/>Unfurtunately the timing in the quarter system does not allow us to fully dive into a project. I would approximate that I spent something like 5 weeks programming the basic algorithms. Now that this is done, there are many questions that can be asked.</text:p>
      <text:p text:style-name="P2">Questions of topology. (at some point we should introduce what an ANN is)</text:p>
      <text:p text:style-name="P2">Questions of learning methods: one exampl at a time, batch, sleep, etc.</text:p>
      <text:p text:style-name="P2">Questions of memory: how many rules can an ANN of a certain topology handle. As one of my papers stated. For simple boolean, you don't need a hidden layer. For more complicated boolean operators, you will need to have a hidden layer. One hidden layer also works for addition. However, to multiply you will need to have two hidden layers. But on top of this is the memory we are already familiar with, where we can put information into short term memory for later and fast retrieval.</text:p>
      <text:p text:style-name="P2">chaining inputs and outputs so that's it can handle digits greater than one byte. I haven't figured out how to do this yet.</text:p>
      <text:p text:style-name="P2">sigmoid function dopeness. you have to do discrete calculus rather than normal calculus. It was easiest to implentmeant this as floating point, so for expediances sake I have not worked on this further.</text:p>
      <text:p text:style-name="P11">References</text:p>
      <text:p text:style-name="P21"/>
      <text:p text:style-name="P21">[1] Voytek, Bradley. “Are There Really as Many Neurons in the Human Brain as Stars in the Milky Way?” <text:s/>Nature Publishing Group, May 20, 2013. </text:p>
      <text:p text:style-name="P22">[2] Hassoun, Mohamad. “What is a neural network and how does its operation differ from that of a digital computer? (In other words, is the brain like a computer?)” Scientific American, May 14, 2007.</text:p>
      <text:p text:style-name="P28">[3] Russel, Stuart &amp; Norvig, Peter. “Artificial Intelligence: A Modern Approach, Third Edition.” Pearson Education, Inc., 2011.</text:p>
      <text:p text:style-name="P29">[4] Plotz, David. “The Logistic Equation &amp; Euler's Method.” August 14, 2014. <text:a xlink:type="simple" xlink:href="http://nbviewer.ipython.org/github/Chuphay/chuphay.github.io/blob/master/blog/blog_8_14_14.ipynb">http://nbviewer.ipython.org/github/Chuphay/chuphay.github.io/blob/master/blog/blog_8_14_14.ipynb</text:a></text:p>
      <text:p text:style-name="P29">[5] <text:span text:style-name="T25">Franco, Leonardo &amp; Cannas, Sergio. “Solving Arithmetic Problems Using Feed-Forward Neural </text:span><text:soft-page-break/><text:span text:style-name="T25">Networks.” <text:s/>Neurocomputing 18 (1998) 61 – 7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M Mono 8" svg:font-family="'LM Mono 8'"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0:51:05.004755136</meta:creation-date>
    <dc:date>2014-11-29T12:14:52.500222526</dc:date>
    <meta:editing-duration>PT5H4M21S</meta:editing-duration>
    <meta:editing-cycles>44</meta:editing-cycles>
    <meta:generator>LibreOffice/4.2.4.2$Linux_x86 LibreOffice_project/420m0$Build-2</meta:generator>
    <meta:document-statistic meta:table-count="0" meta:image-count="0" meta:object-count="0" meta:page-count="19" meta:paragraph-count="271" meta:word-count="5665" meta:character-count="33592" meta:non-whitespace-character-count="27389"/>
  </office:meta>
</office:document-meta>
</file>